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color="#FF0000"/>
    </style:style>
    <style:style style:name="P3" style:parent-style-name="Standard" style:family="paragraph">
      <style:text-properties fo:color="#FF0000"/>
    </style:style>
    <style:style style:name="P4" style:parent-style-name="Standard" style:family="paragraph">
      <style:text-properties fo:color="#FF0000"/>
    </style:style>
    <style:style style:name="P5" style:parent-style-name="Standard" style:family="paragraph">
      <style:text-properties fo:color="#FF0000"/>
    </style:style>
    <style:style style:name="P6" style:parent-style-name="Standard" style:family="paragraph">
      <style:text-properties fo:color="#FF0000"/>
    </style:style>
    <style:style style:name="P7" style:parent-style-name="Standard" style:family="paragraph">
      <style:text-properties fo:color="#FF0000"/>
    </style:style>
    <style:style style:name="P8" style:parent-style-name="Standard" style:family="paragraph">
      <style:text-properties fo:color="#FF0000"/>
    </style:style>
    <style:style style:name="P9" style:parent-style-name="Standard" style:family="paragraph">
      <style:text-properties fo:color="#FF0000"/>
    </style:style>
    <style:style style:name="P10" style:parent-style-name="Standard" style:family="paragraph">
      <style:text-properties style:font-name-complex="Arial" style:language-complex="ar" style:country-complex="SA"/>
    </style:style>
    <style:style style:name="T11" style:parent-style-name="DefaultParagraphFont" style:family="text">
      <style:text-properties style:language-complex="ar" style:country-complex="SA"/>
    </style:style>
    <style:style style:name="T12" style:parent-style-name="DefaultParagraphFont" style:family="text">
      <style:text-properties style:language-complex="ar" style:country-complex="SA"/>
    </style:style>
    <style:style style:name="T13" style:parent-style-name="DefaultParagraphFont" style:family="text">
      <style:text-properties style:language-complex="ar" style:country-complex="SA"/>
    </style:style>
    <style:style style:name="T14" style:parent-style-name="DefaultParagraphFont" style:family="text">
      <style:text-properties style:language-complex="ar" style:country-complex="SA"/>
    </style:style>
    <style:style style:name="P15" style:parent-style-name="Standard" style:family="paragraph">
      <style:text-properties style:font-name-complex="Arial" style:language-complex="ar" style:country-complex="SA"/>
    </style:style>
    <style:style style:name="T16" style:parent-style-name="DefaultParagraphFont" style:family="text">
      <style:text-properties style:language-complex="ar" style:country-complex="SA"/>
    </style:style>
    <style:style style:name="T17" style:parent-style-name="DefaultParagraphFont" style:family="text">
      <style:text-properties style:language-complex="ar" style:country-complex="SA"/>
    </style:style>
    <style:style style:name="T18" style:parent-style-name="DefaultParagraphFont" style:family="text">
      <style:text-properties style:language-complex="ar" style:country-complex="SA"/>
    </style:style>
    <style:style style:name="T19" style:parent-style-name="DefaultParagraphFont" style:family="text">
      <style:text-properties style:language-complex="ar" style:country-complex="SA"/>
    </style:style>
    <style:style style:name="T20" style:parent-style-name="DefaultParagraphFont" style:family="text">
      <style:text-properties style:language-complex="ar" style:country-complex="SA"/>
    </style:style>
    <style:style style:name="P21" style:parent-style-name="Standard" style:family="paragraph">
      <style:text-properties style:font-name-complex="Nirmala UI" style:script-type="complex"/>
    </style:style>
    <style:style style:name="P22" style:parent-style-name="Standard" style:family="paragraph">
      <style:text-properties style:font-name-complex="Nirmala UI" style:script-type="complex"/>
    </style:style>
    <style:style style:name="P23" style:parent-style-name="Standard" style:family="paragraph">
      <style:text-properties style:font-name-complex="Nirmala UI" style:script-type="complex"/>
    </style:style>
    <style:style style:name="P24" style:parent-style-name="Standard" style:family="paragraph">
      <style:text-properties style:font-name-complex="Nirmala UI" style:script-type="complex"/>
    </style:style>
    <style:style style:name="P25" style:parent-style-name="Standard" style:family="paragraph">
      <style:text-properties style:font-name-complex="Nirmala UI" style:script-type="complex"/>
    </style:style>
    <style:style style:name="P26" style:parent-style-name="Standard" style:family="paragraph">
      <style:text-properties style:font-name-complex="Nirmala UI" style:script-type="complex"/>
    </style:style>
    <style:style style:name="P27" style:parent-style-name="Standard" style:family="paragraph">
      <style:text-properties style:font-name-complex="Nirmala UI" style:script-type="complex"/>
    </style:style>
    <style:style style:name="P28" style:parent-style-name="Standard" style:family="paragraph">
      <style:text-properties style:font-name-complex="Nirmala UI" style:script-type="complex"/>
    </style:style>
    <style:style style:name="P29" style:parent-style-name="Standard" style:family="paragraph">
      <style:text-properties style:font-name-complex="Nirmala UI" style:script-type="complex"/>
    </style:style>
  </office:automatic-styles>
  <office:body>
    <office:text text:use-soft-page-breaks="true">
      <text:p text:style-name="P1">//Mohammad hlhwly -1191413</text:p>
      <text:p text:style-name="Standard">Linux Commands General Format</text:p>
      <text:p text:style-name="Standard">(1Create a file for writing with comments inside.</text:p>
      <text:p text:style-name="Standard">(2Start writing comments.</text:p>
      <text:p text:style-name="Standard">--------------------------</text:p>
      <text:p text:style-name="Standard">a-Objectives After completing this lab, the student should be able to: - Understand and use shell input, output, and error redirection. - Use pipes to join several Linux commands into single powerful commands. I/O Redirection Commands ( and programs ) usually receive input and then produce output and error. By default the input is usually received from the keyboard and the output and error are usually both directed to the screen. Linux shells allow us to change those defaults and redirect input, output, and errors.</text:p>
      <text:p text:style-name="Standard"/>
      <text:p text:style-name="Standard">------------------</text:p>
      <text:p text:style-name="Standard">b-<text:tab/>Input Redirection This is my message file Goodbye Then save and quit The tr (translate) command is a useful command used to change input characters and may be used to encrypt characters. Run the command<text:s/></text:p>
      <text:p text:style-name="Standard">tr "a-z" <text:s/>"A-Z"</text:p>
      <text:p text:style-name="Standard">how are you<text:s/>.</text:p>
      <text:p text:style-name="Standard">tr "a-z" <text:s/>"A-Z"<text:s/>&lt; messag</text:p>
      <text:p text:style-name="Standard"><text:s/>What was the output?<text:s/><text:span text:style-name="T2">GOODBEY</text:span></text:p>
      <text:p text:style-name="Standard">c-<text:tab/>-<text:s/>You can append the redirected input using the here text ( &lt;&lt; ). Run the following command:.</text:p>
      <text:p text:style-name="Standard">tr "a-z" <text:s/>"A-Z"<text:s/>&lt;&lt;i</text:p>
      <text:p text:style-name="Standard">- hello</text:p>
      <text:p text:style-name="Standard">- how are you<text:s/></text:p>
      <text:p text:style-name="Standard">-hope well<text:s/></text:p>
      <text:p text:style-name="Standard">- bye<text:s/></text:p>
      <text:p text:style-name="Standard">- !<text:s/></text:p>
      <text:p text:style-name="Standard">What did you get as output?</text:p>
      <text:p text:style-name="P3">HELLO</text:p>
      <text:p text:style-name="P4">HOW AER YOU<text:s/></text:p>
      <text:p text:style-name="P5">HOPE WELL</text:p>
      <text:p text:style-name="P6">BYE</text:p>
      <text:p text:style-name="Standard">d-<text:tab/>Output Redirection The output of commands is sent to the screen by default. You may redirect the output by using the ( &gt; ) character. Run the command: ls ±al The output will be shown on the screen. Now run the command: ls ±al &gt; lsfile No output will be displayed on the screen. View the file lsfile using the more command. IW VhRXld cRQWaiQ Whe RXWSXW Rf Whe ³ls -al´ cRmmaQd. Using the ( &gt; ) character will create a new file or overwrite an existing file. To append the output to a file, you can use the ( &gt;&gt; ) character as follows: ls -al &gt;&gt; lsfile who &gt;&gt; lsfile echo hi &gt;&gt; lsfile</text:p>
      <text:p text:style-name="Standard"/>
      <text:p text:style-name="Standard"/>
      <text:p text:style-name="Standard">-------------------------------------------------</text:p>
      <text:p text:style-name="Standard">e-<text:tab/>One of the main Linux philosophies is that everything is treated as a file including hardware devices. To interact with hardware devices, Linux interacts with device files which represent those hardware devices. This means that if we are able to redirect input or output from/to files then we actually do the same with devices. We can try this with device files that represent our terminals (screens). Open two terminals ( if using telnet then do two telnet connections). Run the folloing command in both terminals: echo hello &gt; /dev/pts/1 echo hello This will display the word hello on your current terminal ( i.e. /dev/pts/0) which is the default. Now type the following command: tty Record the<text:s/><text:soft-page-break/>pts numbers (you should have two, one form each terminal). Assume the terminal you are working on has /dev/pts/0 and the other terminal has /dev/pts/1.Type the following command:</text:p>
      <text:p text:style-name="Standard">What happened? Explain.</text:p>
      <text:p text:style-name="P7">The files in /dev/pts are "pseudo-ttys". They're like named pipes to an extent, but they also imitate old serial-connection terminals, like VT-100s. Pseudo-ttys do the work of transferring bytes from keyboard to program, and from program to output device, which sounds simple. But that answers your explicity question: the kernel stores nothing in /dev/pts/0 for example. Only streams of bytes from stdout of a program connected to the pseudo-tty goes in, and programs whose stdin is connected to the same pseudo-tty read those bytes.</text:p>
      <text:p text:style-name="P8"/>
      <text:p text:style-name="P9">Pseudo-ttys also put a layer of indirection into those streams of bytes. The kernel can inspect bytes for special values like "Control-C" or "Control-D" or "Control-U" (which are all configurable, see man stty) and send a SIGINT, set end-of-file on stdin, or erase a line on the input. There's also a buffering function in there somewhere, so my "stores nothing" is somewhat wrong, but only by a few kilobytes.</text:p>
      <text:p text:style-name="Standard"/>
      <text:p text:style-name="Standard">---Error Redirection<text:s/></text:p>
      <text:p text:style-name="Standard"><text:s text:c="4"/>Command output is sometimes mixed up with command errors since they are both sent to the screen <text:s text:c="6"/>by default. Run the following command:</text:p>
      <text:p text:style-name="Standard">cp<text:s/></text:p>
      <text:p text:style-name="Standard">What did you get displayed? __ERROR____________________________.</text:p>
      <text:p text:style-name="Standard">Is that output or error? ______ERROR_____________.</text:p>
      <text:p text:style-name="Standard"><text:s/>Now run the command: cp &gt; cpfile What happened? ______ERROR___________________________________.</text:p>
      <text:p text:style-name="Standard">There is no need to use the file descriptors 0 and 1 when redirecting input and output respectively since they use two different characters namely &lt; and &gt;. To redirect error we need to use the (&gt;) character so to distinguish it from redirecting error, we must specify the file descriptor before the &gt; character as follows:<text:s/></text:p>
      <text:p text:style-name="Standard">cp 2&gt; cpfile<text:s/></text:p>
      <text:p text:style-name="Standard">What happened now?__<text:s/>Work___________________________________.<text:s/></text:p>
      <text:p text:style-name="Standard">Check the contents of file cpfile. What did you find?<text:s/></text:p>
      <text:p text:style-name="Standard">The error inside the file____.</text:p>
      <text:p text:style-name="P10">-----------------</text:p>
      <text:p text:style-name="Standard">find / -name passwd -print What did you get?<text:s/></text:p>
      <text:p text:style-name="Standard">Was that output or error?<text:s/>He keeps looking for a place<text:span text:style-name="T11"><text:s/></text:span><text:span text:style-name="T12">passwd ---output= /usr/bin/passwd</text:span>_________________________.<text:s/></text:p>
      <text:p text:style-name="Standard">Now run the command as follows:</text:p>
      <text:p text:style-name="Standard"><text:s/>find / -name passwd -print 2&gt; errors<text:s/></text:p>
      <text:p text:style-name="Standard">What did you get now? __<text:s/>Delete the error_____________________.<text:s/></text:p>
      <text:p text:style-name="Standard">Check file errors content. Now run the command as follows:</text:p>
      <text:p text:style-name="Standard"><text:s/>find / -name passwd -print &gt; output 2&gt; error<text:s/></text:p>
      <text:p text:style-name="Standard">What happened?___<text:s/>Put the font in a file and the output in a file for entry into it writing_<text:span text:style-name="T13">----</text:span><text:span text:style-name="T14">less output <text:s/>---- less error</text:span>_____.<text:s/></text:p>
      <text:p text:style-name="Standard">Check both files output and error.<text:s/></text:p>
      <text:p text:style-name="Standard">To append errors use ( 2&gt;&gt; )</text:p>
      <text:p text:style-name="Standard"/>
      <text:p text:style-name="Standard"/>
      <text:p text:style-name="Standard">g-<text:tab/>Pipes</text:p>
      <text:p text:style-name="Standard"><text:s/>One of the main Linux philosophies is to have commands where each does one thing very well. For example, the ls command has so many options to display file information in so many different ways.<text:s/><text:soft-page-break/>Another philosophy that complements that is the ability to join different commands together in a chain to produce more powerful commands. This is usually done using pipes. Run the following command: cat /etc/passwd | grep yourusername | cut -d: -f5 | cut -d, -f1<text:s/></text:p>
      <text:p text:style-name="Standard">What did you get? ____<text:s/>the device name_________________________.</text:p>
      <text:p text:style-name="Standard">This command is made up of four different commands joined together using pipes (|). Pipes usually work with commands we call filters. They take input and filter it to produce a certain output. They usually do not change the original input source. This is how the above command works: ³cat /etc/passwd´ produces the passwd file (many lines ) as output. The passwd file is passed as input to the ³grep yourusername´ command which in turn filters that into a single line that contains your username. This line is then passed to the cRmmaQd ³cut -d: -f5´ Zhich filWeUV iW WR RQe -field (field five) (-f5) based on dividing fields by delimiter : (-d:). This output is then passed as input to the next cut command ³cut -d, -f1´ Zhich filWeUV iW WR geW Whe fiUVW field (\RXU full name) by cutting based on delimiter underscore (-d,). The output (your full name) is then displayed on the screen.</text:p>
      <text:p text:style-name="P15">----------------------------------------------</text:p>
      <text:p text:style-name="Standard">What command would you use to get your group number from /etc/passwd: __<text:span text:style-name="T16">1-</text:span><text:span text:style-name="T17">man 5 passwd 2—cat /etc/passwd | grep codebind | cut –d: -f4 <text:s/>//</text:span><text:span text:style-name="T18"><text:s/></text:span><text:span text:style-name="T19">codebind <text:s/></text:span><text:span text:style-name="T20">the device name<text:s/></text:span>_____________.<text:s/></text:p>
      <text:p text:style-name="Standard">What command would you use to get your login time from the who command? ( Hint: use the tr command with the squeeze option ) ___________<text:s/>tail -f /var/log/messages<text:s/>______________________.</text:p>
      <text:p text:style-name="Standard"><text:s/>What command would you use to get the default group name for any given user? _____id –ng codebind_________________________________.</text:p>
      <text:p text:style-name="P21"/>
      <text:p text:style-name="P22"/>
      <text:p text:style-name="P23"/>
      <text:p text:style-name="P24"/>
      <text:p text:style-name="P25"/>
      <text:p text:style-name="P26"/>
      <text:p text:style-name="P27"/>
      <text:p text:style-name="P28"/>
      <text:p text:style-name="P29"/>
      <text:p text:style-name="Standard"><text:s/>Try the following command:</text:p>
      <text:p text:style-name="Standard"><text:s/>find / -name passwd -print | more<text:s/></text:p>
      <text:p text:style-name="Standard">What happened? Why is the result of the command not filtered by more?<text:s/></text:p>
      <text:p text:style-name="Standard"/>
      <text:p text:style-name="Standard">Work more<text:s/>_commant :<text:s/>find / -name passwd -print &amp;&gt; outfile.txt; more outfile.txt______________________________________________________________________________.<text:s/></text:p>
      <text:p text:style-name="Standard"/>
      <text:p text:style-name="Standard"/>
      <text:p text:style-name="Standard">How can we fix this? _<text:s/>Make a special file for more_________.</text:p>
      <text:p text:style-name="Standard"/>
      <text:p text:style-name="Standard"/>
      <text:p text:style-name="Standard"/>
      <text:p text:style-name="Standard"/>
      <text:p text:style-name="Standard"/>
      <text:p text:style-name="Standard"/>
      <text:p text:style-name="Standard"/>
      <text:p text:style-name="Standard"/>
      <text:soft-page-break/>
      <text:p text:style-name="Standard">3) Exit to save all lab work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hammad Abo khalid</meta:initial-creator>
    <dc:creator>Mohammad Abo khalid</dc:creator>
    <meta:creation-date>2020-10-23T04:14:00Z</meta:creation-date>
    <dc:date>2020-10-23T04:14:00Z</dc:date>
    <meta:template xlink:href="Normal" xlink:type="simple"/>
    <meta:editing-cycles>2</meta:editing-cycles>
    <meta:editing-duration>PT0S</meta:editing-duration>
    <meta:document-statistic meta:page-count="4" meta:paragraph-count="15" meta:word-count="1131" meta:character-count="7564" meta:row-count="53" meta:non-whitespace-character-count="6448"/>
  </office:meta>
</office:document-meta>
</file>